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Is Python pass-by-value or pass-by-reference?</text:h>
      <text:h text:style-name="Heading_20_3" text:outline-level="3">Answer</text:h>
      <text:p text:style-name="Text_20_body">Python is <text:span text:style-name="Strong_20_Emphasis">pass-by-object-reference</text:span> / <text:span text:style-name="Strong_20_Emphasis">pass-by-assignment</text:span>.</text:p>
      <text:section text:style-name="Sect1" text:name="code-block-viewer">
        <text:p text:style-name="Preformatted_20_Text">def change(x):</text:p>
        <text:p text:style-name="Preformatted_20_Text"><text:s text:c="4"/>x.append(4)</text:p>
        <text:p text:style-name="Preformatted_20_Text">a = [1, 2, 3]</text:p>
        <text:p text:style-name="Preformatted_20_Text">change(a)</text:p>
        <text:p text:style-name="Preformatted_20_Text">print(a)</text:p>
      </text:section>
      <text:p text:style-name="Text_20_body">Output:</text:p>
      <text:section text:style-name="Sect1" text:name="Section1">
        <text:p text:style-name="Preformatted_20_Text"><text:bookmark text:name="code-block-viewer"/>[1, 2, 3, 4]</text:p>
      </text:section>
      <text:p text:style-name="Text_20_body">Because <text:span text:style-name="Source_20_Text">x</text:span> and <text:span text:style-name="Source_20_Text">a</text:span> point to the same list object.</text:p>
      <text:p text:style-name="Text_20_body">But:</text:p>
      <text:section text:style-name="Sect1" text:name="Section2">
        <text:p text:style-name="Preformatted_20_Text"><text:bookmark text:name="code-block-viewer1"/>def change(x):</text:p>
        <text:p text:style-name="Preformatted_20_Text"><text:s text:c="4"/>x = 100</text:p>
        <text:p text:style-name="Preformatted_20_Text">a = 10</text:p>
        <text:p text:style-name="Preformatted_20_Text">change(a)</text:p>
        <text:p text:style-name="Preformatted_20_Text">print(a)</text:p>
      </text:section>
      <text:p text:style-name="Text_20_body">Output:</text:p>
      <text:section text:style-name="Sect1" text:name="Section3">
        <text:p text:style-name="Preformatted_20_Text"><text:bookmark text:name="code-block-viewer2"/>10</text:p>
      </text:section>
      <text:p text:style-name="Text_20_body">Because reassignment only changes local reference.</text:p>
      <text:h text:style-name="Heading_20_2" text:outline-level="2">2. Why are strings immutable in Python?</text:h>
      <text:h text:style-name="Heading_20_3" text:outline-level="3">Answer</text:h>
      <text:p text:style-name="Text_20_body">Strings are immutable for:</text:p>
      <text:list xml:id="list3416519109" text:style-name="L1">
        <text:list-item>
          <text:p text:style-name="P2">Hashing </text:p>
        </text:list-item>
        <text:list-item>
          <text:p text:style-name="P2">Security </text:p>
        </text:list-item>
        <text:list-item>
          <text:p text:style-name="P2">Memory optimization </text:p>
        </text:list-item>
        <text:list-item>
          <text:p text:style-name="P1">Dictionary key safety</text:p>
        </text:list-item>
      </text:list>
      <text:h text:style-name="Heading_20_2" text:outline-level="2">5. Why are default mutable arguments dangerous?</text:h>
      <text:h text:style-name="Heading_20_3" text:outline-level="3">Answer</text:h>
      <text:p text:style-name="Text_20_body">Default arguments are evaluated <text:span text:style-name="Strong_20_Emphasis">only once</text:span>, when function is created.</text:p>
      <text:section text:style-name="Sect1" text:name="Section4">
        <text:p text:style-name="Preformatted_20_Text"><text:bookmark text:name="code-block-viewer3"/>def add(x, data=[]):</text:p>
        <text:p text:style-name="Preformatted_20_Text"><text:s text:c="4"/>data.append(x)</text:p>
        <text:p text:style-name="Preformatted_20_Text"><text:s text:c="4"/>return data</text:p>
        <text:p text:style-name="Preformatted_20_Text">print(add(1))</text:p>
        <text:p text:style-name="Preformatted_20_Text">print(add(2))</text:p>
      </text:section>
      <text:h text:style-name="Heading_20_2" text:outline-level="2">6. What is duck typing?</text:h>
      <text:h text:style-name="Heading_20_3" text:outline-level="3">Answer</text:h>
      <text:p text:style-name="Text_20_body">Duck typing means Python cares about <text:span text:style-name="Strong_20_Emphasis">behavior</text:span>, not exact type.</text:p>
      <text:section text:style-name="Sect1" text:name="Section5">
        <text:p text:style-name="Preformatted_20_Text"><text:bookmark text:name="code-block-viewer4"/><text:soft-page-break/>class Dog:</text:p>
        <text:p text:style-name="Preformatted_20_Text"><text:s text:c="4"/>def speak(self):</text:p>
        <text:p text:style-name="Preformatted_20_Text"><text:s text:c="8"/>print("Bark")</text:p>
        <text:p text:style-name="Preformatted_20_Text">class Human:</text:p>
        <text:p text:style-name="Preformatted_20_Text"><text:s text:c="4"/>def speak(self):</text:p>
        <text:p text:style-name="Preformatted_20_Text"><text:s text:c="8"/>print("Hello")</text:p>
        <text:p text:style-name="Preformatted_20_Text">def call_speak(obj):</text:p>
        <text:p text:style-name="Preformatted_20_Text"><text:s text:c="4"/>obj.speak()</text:p>
        <text:p text:style-name="Preformatted_20_Text">call_speak(Dog())</text:p>
        <text:p text:style-name="Preformatted_20_Text">call_speak(Human())</text:p>
      </text:section>
      <text:p text:style-name="Text_20_body">If object has required method, Python accepts it.</text:p>
      <text:h text:style-name="Heading_20_2" text:outline-level="2">10. Why Python variables are called names/references, not containers?</text:h>
      <text:h text:style-name="Heading_20_3" text:outline-level="3">Answer</text:h>
      <text:section text:style-name="Sect1" text:name="Section6">
        <text:p text:style-name="Preformatted_20_Text"><text:bookmark text:name="code-block-viewer5"/>a = [1, 2]</text:p>
        <text:p text:style-name="Preformatted_20_Text">b = a</text:p>
        <text:p text:style-name="Preformatted_20_Text">b.append(3)</text:p>
        <text:p text:style-name="Preformatted_20_Text">print(a)</text:p>
      </text:section>
      <text:p text:style-name="Text_20_body">Output:</text:p>
      <text:section text:style-name="Sect1" text:name="Section7">
        <text:p text:style-name="Preformatted_20_Text"><text:bookmark text:name="code-block-viewer6"/>[1, 2, 3]</text:p>
      </text:section>
      <text:p text:style-name="Text_20_body">Because <text:span text:style-name="Source_20_Text">a</text:span> and <text:span text:style-name="Source_20_Text">b</text:span> are names pointing to the same object.</text:p>
      <text:p text:style-name="Text_20_body">Variable does not store object directly.</text:p>
      <text:p text:style-name="Text_20_body">It stores reference to object.</text:p>
      <text:p text:style-name="Standard"/>
      <text:h text:style-name="Heading_20_2" text:outline-level="2">1. How does Python resolve attribute access internally?</text:h>
      <text:h text:style-name="Heading_20_3" text:outline-level="3">Question</text:h>
      <text:p text:style-name="Text_20_body">Explain the full lookup chain when you do:</text:p>
      <text:section text:style-name="Sect1" text:name="Section8">
        <text:p text:style-name="Preformatted_20_Text"><text:bookmark text:name="code-block-viewer7"/>obj.x</text:p>
      </text:section>
      <text:p text:style-name="Horizontal_20_Line"/>
      <text:h text:style-name="Heading_20_3" text:outline-level="3">Answer</text:h>
      <text:p text:style-name="Text_20_body">Python internally calls:</text:p>
      <text:section text:style-name="Sect1" text:name="Section9">
        <text:p text:style-name="Preformatted_20_Text"><text:bookmark text:name="code-block-viewer8"/>obj.__getattribute__("x")</text:p>
      </text:section>
      <text:p text:style-name="Standard"/>
      <text:h text:style-name="Heading_20_2" text:outline-level="2">🧠 What are Metaclasses in Python?</text:h>
      <text:p text:style-name="Text_20_body">A <text:span text:style-name="Strong_20_Emphasis">metaclass</text:span> is the <text:span text:style-name="Emphasis">class of a class</text:span>.<text:line-break/>Just like:</text:p>
      <text:list xml:id="list2683647581" text:style-name="L2">
        <text:list-item>
          <text:p text:style-name="P4"><text:span text:style-name="Strong_20_Emphasis">objects are created from classes</text:span> </text:p>
        </text:list-item>
        <text:list-item>
          <text:p text:style-name="P3"><text:span text:style-name="Strong_20_Emphasis">classes are created from metaclasses</text:span> </text:p>
        </text:list-item>
      </text:list>
      <text:p text:style-name="Text_20_body">👉 In Python, the default metaclass is <text:span text:style-name="Source_20_Text">type</text:span>.</text:p>
      <text:p text:style-name="Horizontal_20_Line"><text:soft-page-break/></text:p>
      <text:h text:style-name="Heading_20_2" text:outline-level="2">🔍 Basic Idea</text:h>
      <text:section text:style-name="Sect1" text:name="Section10">
        <text:p text:style-name="Preformatted_20_Text"><text:bookmark text:name="code-block-viewer9"/>class A:</text:p>
        <text:p text:style-name="Preformatted_20_Text"><text:s text:c="4"/>pass</text:p>
      </text:section>
      <text:p text:style-name="Text_20_body">Internally, Python does something like:</text:p>
      <text:section text:style-name="Sect1" text:name="Section11">
        <text:p text:style-name="Preformatted_20_Text"><text:bookmark text:name="code-block-viewer10"/>A = type("A", (), {})</text:p>
      </text:section>
      <text:p text:style-name="Text_20_body">👉 So <text:span text:style-name="Source_20_Text">type</text:span> is actually creating the class.</text:p>
      <text:p text:style-name="Horizontal_20_Line"/>
      <text:h text:style-name="Heading_20_2" text:outline-level="2">⚙️ How Metaclasses Influence Class Creation</text:h>
      <text:p text:style-name="Text_20_body">A metaclass lets you <text:span text:style-name="Strong_20_Emphasis">control how a class is created</text:span>.</text:p>
      <text:p text:style-name="Text_20_body">You can:</text:p>
      <text:list xml:id="list3594908399" text:style-name="L3">
        <text:list-item>
          <text:p text:style-name="P6">modify class attributes </text:p>
        </text:list-item>
        <text:list-item>
          <text:p text:style-name="P6">enforce rules </text:p>
        </text:list-item>
        <text:list-item>
          <text:p text:style-name="P6">inject methods </text:p>
        </text:list-item>
        <text:list-item>
          <text:p text:style-name="P5">validate structure </text:p>
        </text:list-item>
      </text:list>
      <text:p text:style-name="Horizontal_20_Line"/>
      <text:h text:style-name="Heading_20_2" text:outline-level="2">💻 Example</text:h>
      <text:section text:style-name="Sect1" text:name="Section12">
        <text:p text:style-name="Preformatted_20_Text"><text:bookmark text:name="code-block-viewer11"/>class MyMeta(type):</text:p>
        <text:p text:style-name="Preformatted_20_Text"><text:s text:c="4"/>def __new__(cls, name, bases, dct):</text:p>
        <text:p text:style-name="Preformatted_20_Text"><text:s text:c="8"/>print(f"Creating class: {name}")</text:p>
        <text:p text:style-name="Preformatted_20_Text"><text:s text:c="8"/>dct['added_attr'] = "Hello from metaclass"</text:p>
        <text:p text:style-name="Preformatted_20_Text"><text:s text:c="8"/>return super().__new__(cls, name, bases, dct)</text:p>
        <text:p text:style-name="Preformatted_20_Text">class A(metaclass=MyMeta):</text:p>
        <text:p text:style-name="Preformatted_20_Text"><text:s text:c="4"/>x = 10</text:p>
        <text:p text:style-name="Preformatted_20_Text">obj = A()</text:p>
        <text:p text:style-name="Preformatted_20_Text">print(obj.added_attr)</text:p>
      </text:section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2:48:44.732554486</meta:creation-date>
    <dc:date>2026-04-26T12:57:40.369667958</dc:date>
    <meta:editing-duration>PT8M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334" meta:character-count="2186" meta:non-whitespace-character-count="1868"/>
  </office:meta>
</office:document-meta>
</file>